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style>
    <style:style style:name="P2" style:family="paragraph" style:parent-style-name="Text_20_body" style:list-style-name="L1">
      <style:paragraph-properties fo:margin-left="0in" fo:margin-right="0in" fo:margin-top="0in" fo:margin-bottom="0.1043in" style:contextual-spacing="false" style:line-height-at-least="0.2083in" fo:text-align="start" style:justify-single-word="false" fo:text-indent="0in" style:auto-text-indent="false" fo:padding="0in" fo:border="none"/>
      <style:text-properties fo:font-variant="normal" fo:text-transform="none" fo:color="#333333" style:font-name="Helvetica Neue" fo:font-size="10.5pt" fo:letter-spacing="normal" fo:font-style="normal" fo:font-weight="normal"/>
    </style:style>
    <style:style style:name="P3" style:family="paragraph" style:parent-style-name="Text_20_body" style:list-style-name="L2">
      <style:paragraph-properties fo:margin-left="0in" fo:margin-right="0in" fo:margin-top="0in" fo:margin-bottom="0.1043in" style:contextual-spacing="false" style:line-height-at-least="0.2083in" fo:text-align="start" style:justify-single-word="false"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style:line-height-at-least="0.2083in" fo:text-align="start" style:justify-single-word="false" fo:text-indent="0in" style:auto-text-indent="false"/>
    </style:style>
    <style:style style:name="P5" style:family="paragraph" style:parent-style-name="Text_20_body" style:list-style-name="L1">
      <style:paragraph-properties fo:margin-top="0in" fo:margin-bottom="0.1043in" style:contextual-spacing="false" style:line-height-at-least="0.2083in" fo:text-align="start" style:justify-single-word="false" fo:padding="0in" fo:border="none"/>
      <style:text-properties fo:font-variant="normal" fo:text-transform="none" fo:color="#333333" style:font-name="Helvetica Neue" fo:font-size="10.5pt" fo:letter-spacing="normal" fo:font-style="normal" fo:font-weight="normal"/>
    </style:style>
    <style:style style:name="P6" style:family="paragraph" style:parent-style-name="Text_20_body" style:list-style-name="L2">
      <style:paragraph-properties fo:margin-top="0in" fo:margin-bottom="0.1043in" style:contextual-spacing="false" style:line-height-at-least="0.2083in" fo:text-align="start" style:justify-single-word="false" fo:padding="0in" fo:border="none"/>
      <style:text-properties fo:font-variant="normal" fo:text-transform="none" fo:color="#333333" style:font-name="Helvetica Neue" fo:font-size="10.5pt" fo:letter-spacing="normal" fo:font-style="normal" fo:font-weight="normal"/>
    </style:style>
    <style:style style:name="T1" style:family="text">
      <style:text-properties fo:font-variant="normal" fo:text-transform="none" fo:color="#333333" style:font-name="Helvetica Neue" fo:font-size="10.5pt" fo:letter-spacing="normal" fo:font-style="normal" fo:font-weight="bold"/>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333333" fo:letter-spacing="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uestion 1: </text:span><text:span text:style-name="T2">Add the following member functions to the List class defined in the linkedList-structNode.h file in the first demo posted under Week #13. Make sure you test these new functions in the main() function.</text:span></text:p>
      <text:list xml:id="list4163365996479909582" text:style-name="L1">
        <text:list-item>
          <text:p text:style-name="P2">an overloaded assignment operator</text:p>
        </text:list-item>
        <text:list-item>
          <text:p text:style-name="P5">an overloaded insertion operator (&lt;&lt;) to print out all the data items stored on a linked list. Note that you are recommended to overload this operator as a friend function of the List class.</text:p>
        </text:list-item>
        <text:list-item>
          <text:p text:style-name="P5">a function that reverses a linked list without recreating a temporary copy of this linked list. In other words, your function CAN NOT use the 'new' operator. Here is an example, if a list contains the following data items, 3 -&gt; 5 -&gt; 1 -&gt; 7; this reverse() function will change the list to 7 -&gt; 1 -&gt; 5 -&gt; 3. </text:p>
        </text:list-item>
      </text:list>
      <text:p text:style-name="P4"><text:span text:style-name="T1">Question 2: </text:span><text:span text:style-name="T2">Revise the source code you have completed in </text:span><text:span text:style-name="T1">Question 1</text:span><text:span text:style-name="T3"> </text:span><text:span text:style-name="T2">to implement a SORTED linked list, where data items are stored in ascending order. You can assume all the data items are unique on the list. You will need to change several member functions in the following manner. Again, you are required to test each function in the main() function. </text:span></text:p>
      <text:list xml:id="list7462582263495055054" text:style-name="L2">
        <text:list-item>
          <text:p text:style-name="P3">void insert(const ListItemType&amp; newItem); This function inserts newItem to the linked list and maintains the ascending order after the insertion.</text:p>
        </text:list-item>
        <text:list-item>
          <text:p text:style-name="P6">void remove(const ListItemType&amp; newItem); This function removes the node that contains newItem. </text:p>
        </text:list-item>
        <text:list-item>
          <text:p text:style-name="P6">bool retrieve(ListItemType&amp; dataItem) const; This function returns true if a node containing dataItem is found on the list; returns false otherwise.</text:p>
        </text:list-item>
        <text:list-item>
          <text:p text:style-name="P6">ListNode *find(ListItemType&amp; dataItem) const; This is a private function. It finds the node containing dataItem and returns a pointer to this node. It returns NULL if dataItem is not found .</text:p>
        </text:list-item>
      </text:list>
      <text:p text:style-name="P4"><text:span text:style-name="T1">Submission instruction:</text:span><text:span text:style-name="T3"> </text:span><text:span text:style-name="T2">Separate the two questions into two separate C++ projects. Submit both a hard copy in class and a soft copy on iLearn by the due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Kibis</meta:initial-creator>
    <meta:creation-date>2013-12-02T18:27:12</meta:creation-date>
    <dc:date>2013-12-02T18:27:29</dc:date>
    <dc:creator>Alex Kibis</dc:creator>
    <meta:editing-duration>P0D</meta:editing-duration>
    <meta:editing-cycles>1</meta:editing-cycles>
    <meta:document-statistic meta:table-count="0" meta:image-count="0" meta:object-count="0" meta:page-count="1" meta:paragraph-count="10" meta:word-count="315" meta:character-count="1840" meta:non-whitespace-character-count="1538"/>
    <meta:generator>LibreOffice/4.0.2.2$Linux_X86_64 LibreOffice_project/400m0$Build-2</meta:generator>
  </office:meta>
</office:document-meta>
</file>